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ceaf7" officeooo:paragraph-rsid="000ceaf7"/>
    </style:style>
    <style:style style:name="P2" style:family="paragraph" style:parent-style-name="Standard">
      <style:text-properties officeooo:rsid="000d06e8" officeooo:paragraph-rsid="000d06e8"/>
    </style:style>
    <style:style style:name="P3" style:family="paragraph" style:parent-style-name="Standard">
      <style:text-properties officeooo:rsid="000d06e8" officeooo:paragraph-rsid="000ea166"/>
    </style:style>
    <style:style style:name="T1" style:family="text">
      <style:text-properties officeooo:rsid="000ea1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-start text:name="__DdeLink__13_100592172"/>$test("jean")<text:bookmark-end text:name="__DdeLink__13_100592172"/></text:p>
      <text:p text:style-name="Standard"/>
      <text:p text:style-name="P1">$gloubi(test)</text:p>
      <text:p text:style-name="P1"/>
      <text:p text:style-name="P2">$user(odoo.test.glou)</text:p>
      <text:p text:style-name="P2"/>
      <text:p text:style-name="P3"><text:span text:style-name="T1">on va tester plusieurs variables sur la même ligne :</text:span> <text:s/><text:span text:style-name="T1">$</text:span>user($foo\(bar\)) <text:span text:style-name="T1">et </text:span>$user(odoo.test.glou) <text:span text:style-name="T1">et une variable simple : $simple_var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7T11:40:37.888803641</meta:creation-date>
    <dc:date>2023-03-14T11:42:54.820375835</dc:date>
    <meta:editing-duration>PT13M28S</meta:editing-duration>
    <meta:editing-cycles>4</meta:editing-cycles>
    <meta:generator>LibreOffice/7.4.4.2$Linux_X86_64 LibreOffice_project/40$Build-2</meta:generator>
    <meta:document-statistic meta:table-count="0" meta:image-count="0" meta:object-count="0" meta:page-count="1" meta:paragraph-count="4" meta:word-count="22" meta:character-count="181" meta:non-whitespace-character-count="162"/>
  </office:meta>
</office:document-meta>
</file>